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9228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1.3161in"/>
    </style:style>
    <style:style style:name="co6" style:family="table-column">
      <style:table-column-properties fo:break-before="auto" style:column-width="1.7465in"/>
    </style:style>
    <style:style style:name="co7" style:family="table-column">
      <style:table-column-properties fo:break-before="auto" style:column-width="2.7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owner</text:p>
          </table:table-cell>
          <table:table-cell office:value-type="string">
            <text:p>address(street_number, street_name, location, city, state, country, zipcode, latitude, longitude)</text:p>
          </table:table-cell>
          <table:table-cell office:value-type="string">
            <text:p>bedrooms</text:p>
          </table:table-cell>
          <table:table-cell office:value-type="string">
            <text:p>baths</text:p>
          </table:table-cell>
          <table:table-cell office:value-type="string">
            <text:p>guests</text:p>
          </table:table-cell>
          <table:table-cell office:value-type="string">
            <text:p>onsite_services</text:p>
          </table:table-cell>
          <table:table-cell office:value-type="string">
            <text:p>amenities</text:p>
          </table:table-cell>
          <table:table-cell office:value-type="string">
            <text:p>activities</text:p>
          </table:table-cell>
          <table:table-cell office:value-type="string">
            <text:p>neighbourhood</text:p>
          </table:table-cell>
          <table:table-cell office:value-type="string">
            <text:p>suitability</text:p>
          </table:table-cell>
          <table:table-cell office:value-type="string">
            <text:p>house_rules</text:p>
          </table:table-cell>
          <table:table-cell office:value-type="string">
            <text:p>rate(daily,weekly,monthly)</text:p>
          </table:table-cell>
          <table:table-cell office:value-type="string">
            <text:p>@special_rate(from,to,daily,weekly,monthly)</text:p>
          </table:table-cell>
          <table:table-cell office:value-type="string">
            <text:p>@booked(from,to)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images</text:p>
          </table:table-cell>
          <table:table-cell office:value-type="string">
            <text:p>video</text:p>
          </table:table-cell>
          <table:table-cell office:value-type="string">
            <text:p>rating</text:p>
          </table:table-cell>
          <table:table-cell office:value-type="string">
            <text:p>reviews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float" office:value="1">
            <text:p>1</text:p>
          </table:table-cell>
          <table:table-cell office:value-type="string">
            <text:p>100,100ft Road, Indira Nagar, Bangalore, Karnataka, India, 560008,12.968003816567,77.64610469341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ok:Vegetarian Food Only</text:p>
          </table:table-cell>
          <table:table-cell office:value-type="string">
            <text:p>Swimming Pool: Indoor Heated Pool</text:p>
          </table:table-cell>
          <table:table-cell office:value-type="string">
            <text:p>Jogging Track</text:p>
          </table:table-cell>
          <table:table-cell office:value-type="string">
            <text:p>Metro Station</text:p>
          </table:table-cell>
          <table:table-cell office:value-type="string">
            <text:p>pets allowed:only dogs</text:p>
          </table:table-cell>
          <table:table-cell office:value-type="string">
            <text:p>Stay length has to be at least one week.</text:p>
          </table:table-cell>
          <table:table-cell office:value-type="string">
            <text:p>1000,6000,25000</text:p>
          </table:table-cell>
          <table:table-cell office:value-type="string">
            <text:p>2011-12-15,2011-12-25,2000,12000,25000</text:p>
          </table:table-cell>
          <table:table-cell office:value-type="string">
            <text:p>2012-1-2,2012-1-10</text:p>
          </table:table-cell>
          <table:table-cell office:value-type="string">
            <text:p>Home Away from Home</text:p>
          </table:table-cell>
          <table:table-cell office:value-type="string">
            <text:p>Fantastic <text:s/>Place to Stay for Business Traveller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float" office:value="2">
            <text:p>2</text:p>
          </table:table-cell>
          <table:table-cell office:value-type="string">
            <text:p>100,100ft Road, Indira Nagar, Bangalore, Karnataka, India, 560008,12.938894,77.61016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Cook:Vegetarian Food Only,Concierge:On payment basis</text:p>
          </table:table-cell>
          <table:table-cell office:value-type="string">
            <text:p>Swimming Pool: Indoor Heated Pool,Wifi,Air Conditioning</text:p>
          </table:table-cell>
          <table:table-cell office:value-type="string">
            <text:p>Bird Watching</text:p>
          </table:table-cell>
          <table:table-cell office:value-type="string">
            <text:p>Metro Station</text:p>
          </table:table-cell>
          <table:table-cell office:value-type="string">
            <text:p>pets allowed:only dogs</text:p>
          </table:table-cell>
          <table:table-cell/>
          <table:table-cell office:value-type="string">
            <text:p>1200,7000,27000</text:p>
          </table:table-cell>
          <table:table-cell office:value-type="string">
            <text:p>2011-12-1,2011-12-30,2000,12000,25000</text:p>
          </table:table-cell>
          <table:table-cell/>
          <table:table-cell office:value-type="string">
            <text:p>Breezy Home</text:p>
          </table:table-cell>
          <table:table-cell office:value-type="string">
            <text:p>Close to the C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float" office:value="3">
            <text:p>3</text:p>
          </table:table-cell>
          <table:table-cell office:value-type="string">
            <text:p>100,100ft Road, Indira Nagar, Bangalore, Karnataka, India, 560008,12.946657,77.53875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Cleaning:Twice a week</text:p>
          </table:table-cell>
          <table:table-cell office:value-type="string">
            <text:p>Parking,Washer Dryer, Gym</text:p>
          </table:table-cell>
          <table:table-cell office:value-type="string">
            <text:p>Cinemas</text:p>
          </table:table-cell>
          <table:table-cell office:value-type="string">
            <text:p>Metro Station</text:p>
          </table:table-cell>
          <table:table-cell office:value-type="string">
            <text:p>Handicap Access</text:p>
          </table:table-cell>
          <table:table-cell/>
          <table:table-cell office:value-type="string">
            <text:p>1400,8000,30000</text:p>
          </table:table-cell>
          <table:table-cell table:number-columns-repeated="2"/>
          <table:table-cell office:value-type="string">
            <text:p>Cool Getaway</text:p>
          </table:table-cell>
          <table:table-cell office:value-type="string">
            <text:p>Luxury within Reac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1/17/2011</text:date>, <text:time>12:0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3T13:13:40</meta:creation-date>
    <dc:date>2011-11-17T12:09:44</dc:date>
    <meta:editing-duration>PT34M15S</meta:editing-duration>
    <meta:editing-cycles>6</meta:editing-cycles>
    <meta:generator>LibreOffice/3.3$Unix LibreOffice_project/330m19$Build-301</meta:generator>
    <meta:document-statistic meta:table-count="3" meta:cell-count="73" meta:object-count="0"/>
  </office:meta>
</office:document-meta>
</file>